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cm" table:align="margins" style:shadow="none"/>
    </style:style>
    <style:style style:name="Таблица1.A" style:family="table-column">
      <style:table-column-properties style:column-width="4.251cm" style:rel-column-width="16383*"/>
    </style:style>
    <style:style style:name="Таблица1.A1" style:family="table-cell">
      <style:table-cell-properties fo:padding="0.097cm" fo:border-left="0.05pt solid #ffffff" fo:border-right="none" fo:border-top="0.05pt solid #ffffff" fo:border-bottom="0.05pt solid #ffffff"/>
    </style:style>
    <style:style style:name="Таблица1.D1" style:family="table-cell">
      <style:table-cell-properties fo:padding="0.097cm" fo:border="0.05pt solid #ffffff"/>
    </style:style>
    <style:style style:name="P1" style:family="paragraph" style:parent-style-name="Standard">
      <style:text-properties officeooo:paragraph-rsid="000a06e4"/>
    </style:style>
    <style:style style:name="P2" style:family="paragraph" style:parent-style-name="Standard">
      <style:paragraph-properties fo:text-align="start" style:justify-single-word="false"/>
      <style:text-properties officeooo:paragraph-rsid="000a06e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4"/>
        <table:table-row>
          <table:table-cell table:style-name="Таблица1.A1" office:value-type="string">
            <text:p text:style-name="P1">00, ,&lt;,00 <text:s text:c="22"/><text:line-break/>00,1,1,101<text:line-break/>101,1,&lt;,101<text:line-break/>101, , ,102<text:line-break/>102, ,&lt;,102<text:line-break/>102,1,1,103<text:line-break/>103,1,&lt;,103<text:line-break/>103, , ,104<text:line-break/>104, ,&gt;,105<text:line-break/>105,1, ,106<text:line-break/>106, ,&gt;,107<text:line-break/>107, , ,127<text:line-break/>107,1,1,108<text:line-break/>108,1,&gt;,108<text:line-break/>108, , ,109<text:line-break/>109, ,&gt;,110<text:line-break/>110,1,&gt;,110<text:line-break/>110, , ,111<text:line-break/>111, ,&gt;,112<text:line-break/>112, ,1,113<text:line-break/>112,1,&gt;,112<text:line-break/>113,1,&lt;,113<text:line-break/>113, , ,114<text:line-break/>114, ,&lt;,115<text:line-break/>115,1,&lt;,115<text:line-break/>115, , ,116<text:line-break/>116, ,&lt;,117<text:line-break/>117,1,&lt;,117<text:line-break/>117, , ,118<text:line-break/>118, ,1,119<text:line-break/>119,1,&gt;,120<text:line-break/>120,1, ,106<text:line-break/>121, ,&gt;,122<text:line-break/>122,1,&gt;,122<text:line-break/>122, , ,123<text:line-break/>123, ,&gt;,124<text:line-break/>124,1,&gt;,124<text:line-break/>124, ,1,125<text:line-break/>125,1,&gt;,126<text:line-break/>126, , ,200<text:line-break/>127, ,&lt;,128<text:line-break/>128, ,1,129<text:line-break/>129,1,&gt;,121<text:line-break/>200, ,&lt;,200<text:line-break/>200,1,1,201<text:line-break/>201,1,&lt;,201<text:line-break/>201, , ,202<text:line-break/>202, ,&lt;,202<text:line-break/>202,1,1,203<text:line-break/>203,1,&lt;,203</text:p>
          </table:table-cell>
          <table:table-cell table:style-name="Таблица1.A1" office:value-type="string">
            <text:p text:style-name="P2">203, , ,204<text:line-break/>204, ,&gt;,205<text:line-break/>205,1, ,206<text:line-break/>206, ,&gt;,207<text:line-break/>207, , ,227<text:line-break/>207,1,1,208<text:line-break/>208,1,&gt;,208<text:line-break/>208, , ,209<text:line-break/>209, ,&gt;,210<text:line-break/>210,1,&gt;,210<text:line-break/>210, , ,211<text:line-break/>211, ,&gt;,212<text:line-break/>212, ,1,213<text:line-break/>212,1,&gt;,212<text:line-break/>213,1,&lt;,213<text:line-break/>213, , ,214<text:line-break/>214, ,&lt;,215<text:line-break/>215,1,&lt;,215<text:line-break/>215, , ,216<text:line-break/>216, ,&lt;,217<text:line-break/>217,1,&lt;,217<text:line-break/>217, , ,218<text:line-break/>218, ,1,219<text:line-break/>219,1,&gt;,220<text:line-break/>220,1, ,206<text:line-break/>221, ,&gt;,222<text:line-break/>222,1,&gt;,222<text:line-break/>222, , ,223<text:line-break/>223, ,&gt;,224<text:line-break/>224,1,&gt;,224<text:line-break/>224, ,1,225<text:line-break/>225,1,&gt;,226<text:line-break/>226, , ,300<text:line-break/>227, ,&lt;,228<text:line-break/>228, ,1,229<text:line-break/>229,1,&gt;,221<text:line-break/>300, ,&lt;,300<text:line-break/>300,1,1,301<text:line-break/>301,1,&lt;,301<text:line-break/>301, , ,302<text:line-break/>302, ,&lt;,302<text:line-break/>302,1,1,303<text:line-break/>303,1,&lt;,303<text:line-break/>303, , ,304<text:line-break/>304, ,&gt;,304<text:line-break/>304,1, ,305<text:line-break/>305, ,&gt;,306<text:line-break/>306,1,1,307<text:line-break/>306, , ,317<text:line-break/>307,1,&gt;,307</text:p>
          </table:table-cell>
          <table:table-cell table:style-name="Таблица1.A1" office:value-type="string">
            <text:p text:style-name="P2">307, , ,308<text:line-break/>308, ,&gt;,308<text:line-break/>308,1, ,309<text:line-break/>309, ,&gt;,310<text:line-break/>310, , ,336<text:line-break/>310,1,1,311<text:line-break/>311,1,&gt;,311<text:line-break/>311, , ,312<text:line-break/>312, ,&gt;,313<text:line-break/>313,1,&gt;,313<text:line-break/>313, ,1,314<text:line-break/>314,1,&gt;,315<text:line-break/>315, ,&lt;,316<text:line-break/>316,1,&lt;,316<text:line-break/>316, , ,300<text:line-break/>317, ,&gt;,317<text:line-break/>317,1,1,318<text:line-break/>318,1,&gt;,319<text:line-break/>319,1,1,320<text:line-break/>319, ,&lt;,329<text:line-break/>320,1,&lt;,321<text:line-break/>321,1, ,322<text:line-break/>322, ,&gt;,323<text:line-break/>323,1,&gt;,323<text:line-break/>323, , ,324<text:line-break/>324, ,&gt;,325<text:line-break/>325, ,1,326<text:line-break/>326,1,&lt;,345<text:line-break/>345, ,&lt;,345<text:line-break/>345,1,1,350<text:line-break/>350,1, ,347<text:line-break/>347, ,&lt;,350<text:line-break/>350, , ,348<text:line-break/>348, ,&gt;,348<text:line-break/>348,1,&gt;,349<text:line-break/>349, , ,400<text:line-break/>325,1,1,327<text:line-break/>327,1,&gt;,327<text:line-break/>327, ,1,328<text:line-break/>328,1,&gt;,300<text:line-break/>329,1, ,330<text:line-break/>330, ,&gt;,331<text:line-break/>331, ,&gt;,332<text:line-break/>332, ,1,333<text:line-break/>332,1,1,334<text:line-break/>333,1,&gt;,351<text:line-break/>351, , ,400<text:line-break/>334,1,&gt;,334<text:line-break/>334, ,1,335<text:line-break/>335,1,&gt;,353</text:p>
            <text:p text:style-name="P2">353, , ,400</text:p>
          </table:table-cell>
          <table:table-cell table:style-name="Таблица1.D1" office:value-type="string">
            <text:p text:style-name="P2">336, ,&gt;,337<text:line-break/>337, ,1,339<text:line-break/>337,1,1,338<text:line-break/>338,1,&gt;,338<text:line-break/>338, ,1,346<text:line-break/>346,1,&gt;,300<text:line-break/>339,1,&lt;,340<text:line-break/>340, ,&lt;,340<text:line-break/>340,1,1,341<text:line-break/>341,1, ,342<text:line-break/>342, ,&lt;,341<text:line-break/>341, , ,343<text:line-break/>343, ,&gt;,343<text:line-break/>343,1,&gt;,344<text:line-break/>344, , ,400<text:line-break/>400, ,&lt;,401<text:line-break/>401,1,&lt;,401<text:line-break/>401, , ,402<text:line-break/>402, ,&gt;,403<text:line-break/>403,1,1,404<text:line-break/>404,1,&gt;,405<text:line-break/>405,1,&lt;,406<text:line-break/>405, ,&lt;,423<text:line-break/>406,1, ,407<text:line-break/>407, ,&lt;,407<text:line-break/>407,1,1,408<text:line-break/>408,1,&gt;,409<text:line-break/>409, ,&gt;,410<text:line-break/>410, ,1,411<text:line-break/>411,1,&gt;,412<text:line-break/>412, ,&gt;,412<text:line-break/>412,1,1,413<text:line-break/>413,1,&gt;,414<text:line-break/>414, ,&lt;,418<text:line-break/>414,1,&lt;,415<text:line-break/>415,1, ,416<text:line-break/>416, ,&lt;,416<text:line-break/>416,1,&gt;,417<text:line-break/>417, ,1,411<text:line-break/>418,1, ,419<text:line-break/>419, ,&lt;,419<text:line-break/>419,1,&gt;,420<text:line-break/>420, ,1,421<text:line-break/>421,1,&gt;,422<text:line-break/>422, , ,422<text:line-break/>423,1, ,424<text:line-break/>424, ,&lt;,424<text:line-break/>424,1,&gt;,425<text:line-break/>425, ,&gt;,426<text:line-break/>426, ,1,427<text:line-break/>427,1,&gt;,428<text:line-break/>428, , ,428</text:p>
          </table:table-cell>
        </table:table-row>
      </table:table>
      <text:p text:style-name="P1"><text:soft-page-break/></text:p>
      <text:p text:style-name="P1"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9:43:08.788672505</meta:creation-date>
    <dc:date>2019-10-01T19:48:47.798063983</dc:date>
    <meta:editing-duration>PT5M43S</meta:editing-duration>
    <meta:editing-cycles>1</meta:editing-cycles>
    <meta:document-statistic meta:table-count="1" meta:image-count="0" meta:object-count="0" meta:page-count="2" meta:paragraph-count="6" meta:word-count="364" meta:character-count="2454" meta:non-whitespace-character-count="2069"/>
    <meta:generator>LibreOffice/6.0.7.3$Linux_X86_64 LibreOffice_project/00m0$Build-3</meta:generator>
  </office:meta>
</office:document-meta>
</file>